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8.996cm" table:align="left"/>
    </style:style>
    <style:style style:name="Tabla1.A" style:family="table-column">
      <style:table-column-properties style:column-width="2.999cm"/>
    </style:style>
    <style:style style:name="Tabla1.B" style:family="table-column">
      <style:table-column-properties style:column-width="2.997cm"/>
    </style:style>
    <style:style style:name="Tabla1.C" style:family="table-column">
      <style:table-column-properties style:column-width="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a72c9" officeooo:paragraph-rsid="000a72c9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01c0" officeooo:paragraph-rsid="000a72c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d0de" officeooo:paragraph-rsid="000da67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47ed" officeooo:paragraph-rsid="000f47e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6cacc" officeooo:paragraph-rsid="0016cac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da67d" officeooo:paragraph-rsid="000da67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ed0de" officeooo:paragraph-rsid="000ed0d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2ea47" officeooo:paragraph-rsid="0012ea4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a72c9" officeooo:paragraph-rsid="000a72c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0a72c9" officeooo:paragraph-rsid="000a72c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0ed0de" officeooo:paragraph-rsid="000ed0d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0f47ed" officeooo:paragraph-rsid="000f47e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12ea47" officeooo:paragraph-rsid="0012ea47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16cacc" officeooo:paragraph-rsid="0012ea47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16cacc" officeooo:paragraph-rsid="0016cac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17c375" officeooo:paragraph-rsid="001af13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0a72c9" officeooo:paragraph-rsid="000a72c9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0a72c9" officeooo:paragraph-rsid="0012ea47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0da67d" officeooo:paragraph-rsid="000da67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rsid="000f47ed" officeooo:paragraph-rsid="000f47e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fo:font-weight="bold" officeooo:rsid="0016cacc" officeooo:paragraph-rsid="0016cacc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fo:font-weight="bold" officeooo:rsid="0016cacc" officeooo:paragraph-rsid="001af132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1e66c8" officeooo:paragraph-rsid="001e66c8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bold" officeooo:rsid="001e66c8" officeooo:paragraph-rsid="001e66c8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1pt" fo:font-weight="normal" officeooo:rsid="001da7fd" officeooo:paragraph-rsid="001af132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af132" officeooo:paragraph-rsid="001af13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0a72c9" officeooo:paragraph-rsid="000a72c9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01c0" style:font-weight-asian="normal" style:font-weight-complex="normal"/>
    </style:style>
    <style:style style:name="T3" style:family="text">
      <style:text-properties fo:font-weight="normal" officeooo:rsid="000c7309" style:font-weight-asian="normal" style:font-weight-complex="normal"/>
    </style:style>
    <style:style style:name="T4" style:family="text">
      <style:text-properties fo:font-weight="normal" officeooo:rsid="000da67d" style:font-weight-asian="normal" style:font-weight-complex="normal"/>
    </style:style>
    <style:style style:name="T5" style:family="text">
      <style:text-properties fo:font-weight="normal" officeooo:rsid="000ed0de" style:font-weight-asian="normal" style:font-weight-complex="normal"/>
    </style:style>
    <style:style style:name="T6" style:family="text">
      <style:text-properties fo:font-weight="normal" officeooo:rsid="0010b937" style:font-weight-asian="normal" style:font-weight-complex="normal"/>
    </style:style>
    <style:style style:name="T7" style:family="text">
      <style:text-properties fo:font-weight="normal" officeooo:rsid="0012ea47" style:font-weight-asian="normal" style:font-weight-complex="normal"/>
    </style:style>
    <style:style style:name="T8" style:family="text">
      <style:text-properties fo:font-weight="normal" officeooo:rsid="0014e08a" style:font-weight-asian="normal" style:font-weight-complex="normal"/>
    </style:style>
    <style:style style:name="T9" style:family="text">
      <style:text-properties fo:font-weight="normal" officeooo:rsid="0016cacc" style:font-weight-asian="normal" style:font-weight-complex="normal"/>
    </style:style>
    <style:style style:name="T10" style:family="text">
      <style:text-properties fo:font-weight="normal" officeooo:rsid="0017c375" style:font-weight-asian="normal" style:font-weight-complex="normal"/>
    </style:style>
    <style:style style:name="T11" style:family="text">
      <style:text-properties fo:font-weight="normal" officeooo:rsid="001ca3d3" style:font-weight-asian="normal" style:font-weight-complex="normal"/>
    </style:style>
    <style:style style:name="T12" style:family="text">
      <style:text-properties fo:font-weight="normal" officeooo:rsid="001da7fd" style:font-weight-asian="normal" style:font-weight-complex="normal"/>
    </style:style>
    <style:style style:name="T13" style:family="text">
      <style:text-properties fo:font-weight="normal" officeooo:rsid="00225477" style:font-weight-asian="normal" style:font-weight-complex="normal"/>
    </style:style>
    <style:style style:name="T14" style:family="text">
      <style:text-properties fo:font-weight="normal" officeooo:rsid="0022da15" style:font-weight-asian="normal" style:font-weight-complex="normal"/>
    </style:style>
    <style:style style:name="T15" style:family="text">
      <style:text-properties officeooo:rsid="001119bc"/>
    </style:style>
    <style:style style:name="T16" style:family="text">
      <style:text-properties officeooo:rsid="0012ea47"/>
    </style:style>
    <style:style style:name="T17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Ejercicios – Sistemas de numeración</text:p>
      <text:p text:style-name="P1"/>
      <text:p text:style-name="P9">Ejercicio 1:</text:p>
      <text:p text:style-name="P10">Realiza la conversión a Sistema Binario de los siguientes números:</text:p>
      <text:p text:style-name="P17"><text:span text:style-name="T1">33 =&gt; 100001<text:tab/><text:tab/></text:span><text:span text:style-name="T2">120 =&gt; 1111000<text:tab/>130 =&gt; </text:span><text:span text:style-name="T3">10000010</text:span></text:p>
      <text:p text:style-name="P17"><text:span text:style-name="T1">63 =&gt; 111111<text:tab/><text:tab/></text:span><text:span text:style-name="T2">24 =&gt; 11000<text:tab/><text:tab/>132 </text:span><text:span text:style-name="T3">=&gt; 10000100</text:span></text:p>
      <text:p text:style-name="P17"><text:span text:style-name="T1">160 =&gt; 10100000<text:tab/></text:span><text:span text:style-name="T2">48 =&gt; 110000<text:tab/><text:tab/>225 </text:span><text:span text:style-name="T3">=&gt; 11100001</text:span></text:p>
      <text:p text:style-name="P17"><text:span text:style-name="T1">254 =&gt; </text:span><text:span text:style-name="T2">11111110<text:tab/>50 =&gt; 110010<text:tab/><text:tab/>500 </text:span><text:span text:style-name="T3">=&gt; </text:span><text:span text:style-name="T4">111110100</text:span></text:p>
      <text:p text:style-name="P2"/>
      <text:p text:style-name="P6">Ejercicio 2:</text:p>
      <text:p text:style-name="P11">Calcula el valor de los siguientes números binarios:</text:p>
      <text:p text:style-name="P19"><text:span text:style-name="T1">11001100b: 204d<text:tab/>101111: 47<text:tab/><text:tab/></text:span><text:span text:style-name="T5">12111100b: No válido</text:span></text:p>
      <text:p text:style-name="P19"><text:span text:style-name="T1">00110011b: 51d<text:tab/>101111b: 47d<text:tab/><text:tab/></text:span><text:span text:style-name="T5">1100001111b: 783d</text:span></text:p>
      <text:p text:style-name="P19"><text:span text:style-name="T1">10101010b: 170d<text:tab/>00101111b: </text:span><text:span text:style-name="T5">47d<text:tab/><text:tab/>1000011001b: 537d</text:span></text:p>
      <text:p text:style-name="P19"><text:span text:style-name="T1">01010101b: 85d<text:tab/>11000011b: </text:span><text:span text:style-name="T5">195d<text:tab/>1000100010000000b: 34944</text:span></text:p>
      <text:p text:style-name="P3"/>
      <text:p text:style-name="P7">Ejercicio 3:</text:p>
      <text:p text:style-name="P11">Realiza la conversión a Sistema Hexadecimal de los siguientes números:</text:p>
      <text:p text:style-name="P12">13: D<text:tab/><text:tab/>130: 82<text:tab/><text:tab/><text:span text:style-name="T16">160: A0</text:span></text:p>
      <text:p text:style-name="P12">16: 10<text:tab/><text:tab/>124: 7C<text:tab/><text:tab/><text:span text:style-name="T16">320: 140</text:span></text:p>
      <text:p text:style-name="P20"><text:span text:style-name="T1">96: 60<text:tab/><text:tab/>148: </text:span><text:span text:style-name="T6">94<text:tab/><text:tab/></text:span><text:span text:style-name="T7">335: 14F</text:span></text:p>
      <text:p text:style-name="P12">84: 54<text:tab/><text:tab/>150: <text:span text:style-name="T15">96<text:tab/><text:tab/>522: 20A</text:span></text:p>
      <text:p text:style-name="P4"/>
      <text:p text:style-name="P8">Ejercicio4:</text:p>
      <text:p text:style-name="P13">Vamos a convertir los números del Ejercicio1 a Hexadecimal, a través del número binario previamente calculado, agrupando de 4 en 3 los mits del número:</text:p>
      <text:p text:style-name="P18"><text:span text:style-name="T1">33 =&gt; </text:span><text:span text:style-name="T8">00</text:span><text:span text:style-name="T1">10.0001</text:span><text:span text:style-name="T8"> = 21h</text:span><text:span text:style-name="T1"><text:tab/><text:tab/></text:span><text:span text:style-name="T2">120 =&gt; </text:span><text:span text:style-name="T8">0</text:span><text:span text:style-name="T2">111.1000 </text:span><text:span text:style-name="T8">= 78</text:span><text:span text:style-name="T9">h</text:span><text:span text:style-name="T8"><text:tab/></text:span><text:span text:style-name="T2">130 =&gt; </text:span><text:span text:style-name="T3">1000.0010 </text:span><text:span text:style-name="T8">= </text:span><text:span text:style-name="T9">82h</text:span></text:p>
      <text:p text:style-name="P18"><text:span text:style-name="T1">63 =&gt; </text:span><text:span text:style-name="T8">00</text:span><text:span text:style-name="T1">11.1111 </text:span><text:span text:style-name="T8">=</text:span><text:span text:style-name="T1"> </text:span><text:span text:style-name="T8">3Fh</text:span><text:span text:style-name="T1"><text:tab/><text:tab/></text:span><text:span text:style-name="T2">24 =&gt; </text:span><text:span text:style-name="T8">000</text:span><text:span text:style-name="T2">1.1000 </text:span><text:span text:style-name="T8">= 18</text:span><text:span text:style-name="T9">h</text:span><text:span text:style-name="T2"><text:tab/><text:tab/>132 </text:span><text:span text:style-name="T3">=&gt; 1000.0100 </text:span><text:span text:style-name="T8">= </text:span><text:span text:style-name="T9">84h</text:span></text:p>
      <text:p text:style-name="P18"><text:span text:style-name="T1">160 =&gt; 1010.0000 </text:span><text:span text:style-name="T8">= A0h</text:span><text:span text:style-name="T1"><text:tab/></text:span><text:span text:style-name="T2">48 =&gt; </text:span><text:span text:style-name="T8">00</text:span><text:span text:style-name="T2">11.0000 </text:span><text:span text:style-name="T8">= 30</text:span><text:span text:style-name="T9">h</text:span><text:span text:style-name="T2"><text:tab/><text:tab/>225 </text:span><text:span text:style-name="T3">=&gt; 1110.0001 </text:span><text:span text:style-name="T8">= </text:span><text:span text:style-name="T9">E1h</text:span></text:p>
      <text:p text:style-name="P18"><text:span text:style-name="T1">254 =&gt; </text:span><text:span text:style-name="T2">1111.1110 </text:span><text:span text:style-name="T8">= FEh</text:span><text:span text:style-name="T2"><text:tab/>50 =&gt; </text:span><text:span text:style-name="T8">00</text:span><text:span text:style-name="T2">11.0010 </text:span><text:span text:style-name="T8">= 32</text:span><text:span text:style-name="T9">h</text:span><text:span text:style-name="T2"><text:tab/><text:tab/>500 </text:span><text:span text:style-name="T3">=&gt; </text:span><text:span text:style-name="T8">000</text:span><text:span text:style-name="T4">1.1111.0100 </text:span><text:span text:style-name="T8">= </text:span><text:span text:style-name="T9">1F4h</text:span></text:p>
      <text:p text:style-name="P14"/>
      <text:p text:style-name="P5">Ejercicio5:</text:p>
      <text:p text:style-name="P15">Calcula el valor de los siguientes números hexadecimales:</text:p>
      <text:p text:style-name="P21"><text:span text:style-name="T1">58h: </text:span><text:span text:style-name="T14">88</text:span><text:span text:style-name="T10">d</text:span><text:span text:style-name="T1"><text:tab/><text:tab/><text:tab/>F0h: </text:span><text:span text:style-name="T10">240d</text:span></text:p>
      <text:p text:style-name="P21"><text:span text:style-name="T1">AAh: </text:span><text:span text:style-name="T10">170d</text:span><text:span text:style-name="T1"><text:tab/><text:tab/><text:tab/>14h: </text:span><text:span text:style-name="T10">20d</text:span></text:p>
      <text:p text:style-name="P21"><text:span text:style-name="T1">BBh: </text:span><text:span text:style-name="T10">187d</text:span><text:span text:style-name="T1"><text:tab/><text:tab/><text:tab/>7Ch: </text:span><text:span text:style-name="T10">124d</text:span></text:p>
      <text:p text:style-name="P21"><text:span text:style-name="T1">9h: </text:span><text:span text:style-name="T10">9d<text:tab/></text:span><text:span text:style-name="T1"><text:tab/> <text:tab/><text:tab/>BEBEh: </text:span><text:span text:style-name="T10">48830</text:span></text:p>
      <text:p text:style-name="P22"><text:span text:style-name="T1">99h: </text:span><text:span text:style-name="T10">153d</text:span></text:p>
      <text:p text:style-name="P16"/>
      <text:p text:style-name="P26">Ejercicio6:</text:p>
      <text:p text:style-name="P22"><text:span text:style-name="T11">Com</text:span><text:span text:style-name="T12">pleta la siguiente tabla, convirtiendo los números al resto de sistema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4">Decimal</text:p>
          </table:table-cell>
          <table:table-cell table:style-name="Tabla1.A1" office:value-type="string">
            <text:p text:style-name="P24">Binario</text:p>
          </table:table-cell>
          <table:table-cell table:style-name="Tabla1.C1" office:value-type="string">
            <text:p text:style-name="P24">Hexadecimal</text:p>
          </table:table-cell>
        </table:table-row>
        <table:table-row>
          <table:table-cell table:style-name="Tabla1.A2" office:value-type="string">
            <text:p text:style-name="P23">175</text:p>
          </table:table-cell>
          <table:table-cell table:style-name="Tabla1.A2" office:value-type="string">
            <text:p text:style-name="P23">10101111</text:p>
          </table:table-cell>
          <table:table-cell table:style-name="Tabla1.C2" office:value-type="string">
            <text:p text:style-name="P23">AF</text:p>
          </table:table-cell>
        </table:table-row>
        <table:table-row>
          <table:table-cell table:style-name="Tabla1.A2" office:value-type="string">
            <text:p text:style-name="P23">153</text:p>
          </table:table-cell>
          <table:table-cell table:style-name="Tabla1.A2" office:value-type="string">
            <text:p text:style-name="P23">10011001</text:p>
          </table:table-cell>
          <table:table-cell table:style-name="Tabla1.C2" office:value-type="string">
            <text:p text:style-name="P23">99</text:p>
          </table:table-cell>
        </table:table-row>
        <table:table-row>
          <table:table-cell table:style-name="Tabla1.A2" office:value-type="string">
            <text:p text:style-name="P23">164</text:p>
          </table:table-cell>
          <table:table-cell table:style-name="Tabla1.A2" office:value-type="string">
            <text:p text:style-name="P23">10100100</text:p>
          </table:table-cell>
          <table:table-cell table:style-name="Tabla1.C2" office:value-type="string">
            <text:p text:style-name="P23">A4</text:p>
          </table:table-cell>
        </table:table-row>
        <table:table-row>
          <table:table-cell table:style-name="Tabla1.A2" office:value-type="string">
            <text:p text:style-name="P23">250</text:p>
          </table:table-cell>
          <table:table-cell table:style-name="Tabla1.A2" office:value-type="string">
            <text:p text:style-name="P23">11111010</text:p>
          </table:table-cell>
          <table:table-cell table:style-name="Tabla1.C2" office:value-type="string">
            <text:p text:style-name="P23">FA</text:p>
          </table:table-cell>
        </table:table-row>
        <table:table-row>
          <table:table-cell table:style-name="Tabla1.A2" office:value-type="string">
            <text:p text:style-name="P23">193</text:p>
          </table:table-cell>
          <table:table-cell table:style-name="Tabla1.A2" office:value-type="string">
            <text:p text:style-name="P23">11000001</text:p>
          </table:table-cell>
          <table:table-cell table:style-name="Tabla1.C2" office:value-type="string">
            <text:p text:style-name="P23">C1</text:p>
          </table:table-cell>
        </table:table-row>
        <table:table-row>
          <table:table-cell table:style-name="Tabla1.A2" office:value-type="string">
            <text:p text:style-name="P23">159</text:p>
          </table:table-cell>
          <table:table-cell table:style-name="Tabla1.A2" office:value-type="string">
            <text:p text:style-name="P23">10011111</text:p>
          </table:table-cell>
          <table:table-cell table:style-name="Tabla1.C2" office:value-type="string">
            <text:p text:style-name="P23">9F</text:p>
          </table:table-cell>
        </table:table-row>
        <table:table-row>
          <table:table-cell table:style-name="Tabla1.A2" office:value-type="string">
            <text:p text:style-name="P23">101</text:p>
          </table:table-cell>
          <table:table-cell table:style-name="Tabla1.A2" office:value-type="string">
            <text:p text:style-name="P23">01100101</text:p>
          </table:table-cell>
          <table:table-cell table:style-name="Tabla1.C2" office:value-type="string">
            <text:p text:style-name="P23">65</text:p>
          </table:table-cell>
        </table:table-row>
        <table:table-row>
          <table:table-cell table:style-name="Tabla1.A2" office:value-type="string">
            <text:p text:style-name="P23">5</text:p>
          </table:table-cell>
          <table:table-cell table:style-name="Tabla1.A2" office:value-type="string">
            <text:p text:style-name="P23">00000101</text:p>
          </table:table-cell>
          <table:table-cell table:style-name="Tabla1.C2" office:value-type="string">
            <text:p text:style-name="P23">5</text:p>
          </table:table-cell>
        </table:table-row>
        <table:table-row>
          <table:table-cell table:style-name="Tabla1.A2" office:value-type="string">
            <text:p text:style-name="P23">257</text:p>
          </table:table-cell>
          <table:table-cell table:style-name="Tabla1.A2" office:value-type="string">
            <text:p text:style-name="P23">000100000001</text:p>
          </table:table-cell>
          <table:table-cell table:style-name="Tabla1.C2" office:value-type="string">
            <text:p text:style-name="P23">101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3:52:39.233000000</meta:creation-date>
    <dc:date>2020-11-16T13:41:50.779000000</dc:date>
    <meta:editing-duration>PT2H44M53S</meta:editing-duration>
    <meta:editing-cycles>9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64" meta:word-count="278" meta:character-count="1563" meta:non-whitespace-character-count="1317"/>
  </office:meta>
</office:document-meta>
</file>